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4" draw:id="id4" draw:layer="layout" svg:width="3.556cm" svg:height="2.54cm" svg:x="3.81cm" svg:y="9.144cm">
          <text:p text:style-name="P1">o5</text:p>
          <text:p text:style-name="P1">terminal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81cm" svg:height="3.048cm" svg:x="2.794cm" svg:y="1.524cm">
          <text:p text:style-name="P1">p1</text:p>
          <text:p text:style-name="P1">terminal_NI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81cm" svg:height="3.048cm" svg:x="15.748cm" svg:y="11.938cm">
          <text:p text:style-name="P1">o1</text:p>
          <text:p text:style-name="P1">mov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3.81cm" svg:height="3.048cm" svg:x="22.352cm" svg:y="16.764cm">
          <text:p text:style-name="P1">o2</text:p>
          <text:p text:style-name="P1">mov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81cm" svg:height="3.048cm" svg:x="12.954cm" svg:y="2.032cm">
          <text:p text:style-name="P1">o3</text:p>
          <text:p text:style-name="P1">mov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3.81cm" svg:height="3.048cm" svg:x="6.604cm" svg:y="16.256cm">
          <text:p text:style-name="P1">o4</text:p>
          <text:p text:style-name="P1">movabl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556cm" svg:height="2.54cm" svg:x="20.32cm" svg:y="4.064cm">
          <text:p text:style-name="P1">o6</text:p>
          <text:p text:style-name="P1">terminal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81cm" svg:height="2.794cm" svg:x="10.414cm" svg:y="8.636cm">
          <text:p text:style-name="P1">p2</text:p>
          <text:p text:style-name="P1">terminal_NI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27cm" svg:height="1.27cm" svg:x="8.509cm" svg:y="5.588cm">
          <text:p text:style-name="P1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604cm" svg:y1="3.048cm" svg:x2="9.144cm" svg:y2="5.588cm" draw:start-shape="id1" draw:end-shape="id2" draw:end-glue-point="4" svg:d="m6604 3048 2540 2540">
          <text:p/>
        </draw:connector>
        <draw:connector draw:style-name="gr5" draw:text-style-name="P1" draw:layer="layout" draw:type="line" svg:x1="12.954cm" svg:y1="3.556cm" svg:x2="9.779cm" svg:y2="6.223cm" draw:start-shape="id3" draw:end-shape="id2" draw:end-glue-point="10" svg:d="m12954 3556-3175 2667">
          <text:p/>
        </draw:connector>
        <draw:connector draw:style-name="gr5" draw:text-style-name="P1" draw:layer="layout" draw:type="line" svg:x1="5.588cm" svg:y1="9.144cm" svg:x2="8.695cm" svg:y2="6.672cm" draw:start-shape="id4" draw:start-glue-point="0" draw:end-shape="id2" draw:end-glue-point="7" svg:d="m5588 9144 3107-2472">
          <text:p/>
        </draw:connector>
        <draw:custom-shape draw:style-name="gr4" draw:text-style-name="P1" xml:id="id5" draw:id="id5" draw:layer="layout" svg:width="1.27cm" svg:height="1.27cm" svg:x="17.399cm" svg:y="6.858cm">
          <text:p text:style-name="P1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1.27cm" svg:height="1.27cm" svg:x="8.89cm" svg:y="12.446cm">
          <text:p text:style-name="P1">n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11" draw:id="id11" draw:layer="layout" svg:width="1.27cm" svg:height="1.27cm" svg:x="17.78cm" svg:y="16.764cm">
          <text:p text:style-name="P1">n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1.27cm" svg:height="1.27cm" svg:x="22.606cm" svg:y="13.208cm">
          <text:p text:style-name="P1">n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764cm" svg:y1="3.556cm" svg:x2="18.034cm" svg:y2="6.858cm" draw:start-shape="id3" draw:end-shape="id5" draw:end-glue-point="0" svg:d="m16764 3556 1270 3302">
          <text:p/>
        </draw:connector>
        <draw:connector draw:style-name="gr5" draw:text-style-name="P1" draw:layer="layout" draw:type="line" svg:x1="20.32cm" svg:y1="5.334cm" svg:x2="18.669cm" svg:y2="7.493cm" draw:start-shape="id6" draw:end-shape="id5" draw:end-glue-point="10" svg:d="m20320 5334-1651 2159">
          <text:p/>
        </draw:connector>
        <draw:connector draw:style-name="gr5" draw:text-style-name="P1" draw:layer="layout" draw:type="line" svg:x1="14.224cm" svg:y1="10.033cm" svg:x2="17.399cm" svg:y2="7.493cm" draw:start-shape="id7" draw:start-glue-point="1" draw:end-shape="id5" draw:end-glue-point="6" svg:d="m14224 10033 3175-2540">
          <text:p/>
        </draw:connector>
        <draw:connector draw:style-name="gr5" draw:text-style-name="P1" draw:layer="layout" draw:type="line" svg:x1="17.653cm" svg:y1="11.938cm" svg:x2="18.034cm" svg:y2="8.128cm" draw:start-shape="id8" draw:start-glue-point="0" draw:end-shape="id5" draw:end-glue-point="8" svg:d="m17653 11938 381-3810">
          <text:p/>
        </draw:connector>
        <draw:connector draw:style-name="gr5" draw:text-style-name="P1" draw:layer="layout" draw:type="line" svg:x1="15.748cm" svg:y1="13.462cm" svg:x2="10.16cm" svg:y2="13.081cm" draw:start-shape="id8" draw:end-shape="id9" draw:end-glue-point="10" svg:d="m15748 13462-5588-381">
          <text:p/>
        </draw:connector>
        <draw:connector draw:style-name="gr5" draw:text-style-name="P1" draw:layer="layout" draw:type="line" svg:x1="5.588cm" svg:y1="11.684cm" svg:x2="9.076cm" svg:y2="12.632cm" draw:start-shape="id4" draw:start-glue-point="2" draw:end-shape="id9" draw:end-glue-point="5" svg:d="m5588 11684 3488 948">
          <text:p/>
        </draw:connector>
        <draw:connector draw:style-name="gr5" draw:text-style-name="P1" draw:layer="layout" draw:type="line" svg:x1="12.319cm" svg:y1="8.636cm" svg:x2="9.144cm" svg:y2="6.858cm" draw:start-shape="id7" draw:start-glue-point="0" draw:end-shape="id2" draw:end-glue-point="8" svg:d="m12319 8636-3175-1778">
          <text:p/>
        </draw:connector>
        <draw:connector draw:style-name="gr5" draw:text-style-name="P1" draw:layer="layout" draw:type="line" svg:x1="8.509cm" svg:y1="19.304cm" svg:x2="17.966cm" svg:y2="17.848cm" draw:start-shape="id10" draw:start-glue-point="2" draw:end-shape="id11" draw:end-glue-point="7" svg:d="m8509 19304 9457-1456">
          <text:p/>
        </draw:connector>
        <draw:connector draw:style-name="gr5" draw:text-style-name="P1" draw:layer="layout" draw:type="line" svg:x1="8.509cm" svg:y1="16.256cm" svg:x2="9.525cm" svg:y2="13.716cm" draw:start-shape="id10" draw:start-glue-point="0" draw:end-shape="id9" draw:end-glue-point="8" svg:d="m8509 16256 1016-2540">
          <text:p/>
        </draw:connector>
        <draw:connector draw:style-name="gr5" draw:text-style-name="P1" draw:layer="layout" draw:type="line" svg:x1="17.653cm" svg:y1="14.986cm" svg:x2="17.966cm" svg:y2="16.95cm" draw:start-shape="id8" draw:start-glue-point="2" draw:end-shape="id11" draw:end-glue-point="5" svg:d="m17653 14986 313 1964">
          <text:p/>
        </draw:connector>
        <draw:connector draw:style-name="gr5" draw:text-style-name="P1" draw:layer="layout" draw:type="line" svg:x1="22.352cm" svg:y1="18.288cm" svg:x2="18.864cm" svg:y2="17.848cm" draw:start-shape="id12" draw:start-glue-point="3" draw:end-shape="id11" draw:end-glue-point="9" svg:d="m22352 18288-3488-440">
          <text:p/>
        </draw:connector>
        <draw:connector draw:style-name="gr5" draw:text-style-name="P1" draw:layer="layout" draw:type="line" svg:x1="22.098cm" svg:y1="6.604cm" svg:x2="23.241cm" svg:y2="13.208cm" draw:start-shape="id6" draw:start-glue-point="2" draw:end-shape="id13" draw:end-glue-point="4" svg:d="m22098 6604 1143 6604">
          <text:p/>
        </draw:connector>
        <draw:connector draw:style-name="gr5" draw:text-style-name="P1" draw:layer="layout" draw:type="line" svg:x1="24.257cm" svg:y1="16.764cm" svg:x2="23.69cm" svg:y2="14.292cm" draw:start-shape="id12" draw:start-glue-point="0" draw:end-shape="id13" draw:end-glue-point="9" svg:d="m24257 16764-567-2472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14:50:55</meta:creation-date>
    <meta:editing-duration>PT13M32S</meta:editing-duration>
    <meta:editing-cycles>2</meta:editing-cycles>
    <dc:date>2012-11-03T15:04:25</dc:date>
    <meta:document-statistic meta:object-count="52"/>
    <meta:generator>LibreOffice/3.4$Unix LibreOffice_project/340m1$Build-402</meta:generator>
  </office:meta>
</office:document-meta>
</file>